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3674c" officeooo:paragraph-rsid="000367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les: </text:p>
      <text:p text:style-name="P1"/>
      <text:p text:style-name="P1">Player Movement</text:p>
      <text:p text:style-name="P1"/>
      <text:p text:style-name="P1">Movement Instructions</text:p>
      <text:p text:style-name="P1">The player will roll a dice to move spaces across the gameboard. Each black or gray tile counts as a space. When the player encounter an area with a combination of orange and gray tiles, they must roll a dice to determine jump success. If unsuccessful the player dies. </text:p>
      <text:p text:style-name="P1"/>
      <text:p text:style-name="P1">All orange tile sections will kill the players.</text:p>
      <text:p text:style-name="P1"/>
      <text:p text:style-name="P1">Roll a die for movement – each gray or black tile is one movement space.</text:p>
      <text:p text:style-name="P1">Upon encountering an enemy, you will play rock-paper-scissors to battle the enemy. Lose 3 times and you die. If you win twice, the enemy is defeated.</text:p>
      <text:p text:style-name="P1"/>
      <text:p text:style-name="P1">Jumps- you need to roll a number higher than the number of orange tiles you are trying to jump over.</text:p>
      <text:p text:style-name="P1"/>
      <text:p text:style-name="P1">Bossfight- Ultimate rock-paper-scissors: You must win 3 times IN A ROW to defeat the boss and beat the game. If you lose 3 times, even if not in succession, you die and need to start o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2:03:35.504715657</meta:creation-date>
    <dc:date>2019-11-08T12:19:10.338723700</dc:date>
    <meta:editing-duration>PT4S</meta:editing-duration>
    <meta:editing-cycles>1</meta:editing-cycles>
    <meta:document-statistic meta:table-count="0" meta:image-count="0" meta:object-count="0" meta:page-count="1" meta:paragraph-count="9" meta:word-count="158" meta:character-count="868" meta:non-whitespace-character-count="716"/>
    <meta:generator>LibreOffice/6.2.7.1$Linux_X86_64 LibreOffice_project/20$Build-1</meta:generator>
  </office:meta>
</office:document-meta>
</file>